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apple-system" svg:font-family="apple-system, BlinkMacSystemFont, 'Segoe UI', Roboto, Ubuntu, 'Helvetica Neue', Helvetica, sans-serif"/>
  </office:font-face-decls>
  <office:automatic-styles>
    <style:style style:name="Table1" style:family="table">
      <style:table-properties style:width="7.1667in" fo:margin-left="-0.525in" table:align="left" style:writing-mode="lr-tb"/>
    </style:style>
    <style:style style:name="Table1.A" style:family="table-column">
      <style:table-column-properties style:column-width="2.0417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3.9375in"/>
    </style:style>
    <style:style style:name="Table1.1" style:family="table-row">
      <style:table-row-properties style:min-row-height="0.7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7125in"/>
    </style:style>
    <style:style style:name="P1" style:family="paragraph" style:parent-style-name="List_20_Paragraph" style:list-style-name="WWNum2">
      <style:paragraph-properties fo:margin-left="0in" fo:line-height="150%" fo:text-indent="-0.248in" style:auto-text-indent="false"/>
    </style:style>
    <style:style style:name="P2" style:family="paragraph" style:parent-style-name="List_20_Paragraph" style:list-style-name="WWNum2">
      <style:paragraph-properties fo:margin-left="0.1972in" fo:line-height="150%" fo:text-indent="-0.25in" style:auto-text-indent="false"/>
    </style:style>
    <style:style style:name="P3" style:family="paragraph" style:parent-style-name="List_20_Paragraph">
      <style:paragraph-properties fo:margin-left="0.1972in" fo:line-height="150%"/>
    </style:style>
    <style:style style:name="P4" style:family="paragraph" style:parent-style-name="List_20_Paragraph" style:list-style-name="WWNum2">
      <style:paragraph-properties fo:margin-left="0.1972in" fo:line-height="150%" fo:text-align="justify" style:justify-single-word="false" fo:text-indent="-0.25in" style:auto-text-indent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7" style:family="paragraph" style:parent-style-name="Table_20_Contents">
      <style:text-properties officeooo:rsid="000bceef" officeooo:paragraph-rsid="000bceef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officeooo:rsid="000bceef" style:font-size-asian="14pt" style:font-weight-asian="bold"/>
    </style:style>
    <style:style style:name="T5" style:family="text">
      <style:text-properties fo:color="#5b9bd5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6" style:family="text">
      <style:text-properties fo:color="#5b9bd5" loext:opacity="100%">
        <loext:char-complex-color loext:theme-type="accent1" loext:color-type="theme"/>
      </style:text-properties>
    </style:style>
    <style:style style:name="T7" style:family="text">
      <style:text-properties fo:color="#5b9bd5" loext:opacity="100%" officeooo:rsid="0008a8ad">
        <loext:char-complex-color loext:theme-type="accent1" loext:color-type="theme"/>
      </style:text-properties>
    </style:style>
    <style:style style:name="T8" style:family="text">
      <style:text-properties fo:color="#5b9bd5" loext:opacity="100%" officeooo:rsid="00092b6e">
        <loext:char-complex-color loext:theme-type="accent1" loext:color-type="theme"/>
      </style:text-properties>
    </style:style>
    <style:style style:name="T9" style:family="text">
      <style:text-properties fo:color="#5b9bd5" loext:opacity="100%" officeooo:rsid="00097f33">
        <loext:char-complex-color loext:theme-type="accent1" loext:color-type="theme"/>
      </style:text-properties>
    </style:style>
    <style:style style:name="T10" style:family="text">
      <style:text-properties fo:color="#5b9bd5" loext:opacity="100%" officeooo:rsid="000a7af4">
        <loext:char-complex-color loext:theme-type="accent1" loext:color-type="theme"/>
      </style:text-properties>
    </style:style>
    <style:style style:name="T1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Princípios em Projeto de Software</text:span><text:span text:style-name="T1"/></text:p>
      <text:p text:style-name="P6" loext:marker-style-name="T2"/>
      <text:p text:style-name="P5" loext:marker-style-name="T3"><text:span text:style-name="T3">Atividades de Aprendizagem e Avaliação</text:span><text:span text:style-name="T3"/></text:p>
      <text:p text:style-name="P5" loext:marker-style-name="T3"><text:span text:style-name="T3">Aluno: </text:span><text:span text:style-name="T4">João Pedro Rodrigues Leite R</text:span><text:span text:style-name="T3">A: </text:span><text:span text:style-name="T4">A2487055</text:span></text:p>
      <text:p text:style-name="P5" loext:marker-style-name="T5"><text:span text:style-name="T5">Use esta cor em seu texto</text:span><text:span text:style-name="T5"/></text:p>
      <text:p text:style-name="Standard"/>
      <text:list text:style-name="WWNum2">
        <text:list-item>
          <text:p text:style-name="P1">Considerando o conteúdo do texto do link “Princípios em Projeto de Software”</text:p>
          <text:list>
            <text:list-item>
              <text:p text:style-name="P2">Comente a afirmação de John Ousterhout.</text:p>
            </text:list-item>
          </text:list>
        </text:list-item>
      </text:list>
      <text:p text:style-name="P3" loext:marker-style-name="T6"><text:span text:style-name="T6">R: </text:span><text:span text:style-name="T7">Quando falamos de projeto isso indica que estamos buscando a solução para um problema. Esse problema consiste na implementação de um sistema que atenda aos requisitos funcionais e não-funcionais. Para isso, devemos decompor, isto é, quebrar o problema que pode ser bastante complexo e partes menores. Além disso, há uma restrição na afirmação de Oustehout, a decomposição deve permitir que cada uma das partes do projeto possa ser resolvida (ou implementada) de forma independente. Uma das estratégias importantes para combater a complexidade de sistemas de software passa pela criação de abstrações que é uma representação simplificada de uma entidade.</text:span></text:p>
      <text:list text:continue-numbering="true" text:style-name="WWNum2">
        <text:list-item>
          <text:list>
            <text:list-item>
              <text:p text:style-name="P2">Comente o conceito de Integridade Conceitual.</text:p>
            </text:list-item>
          </text:list>
        </text:list-item>
      </text:list>
      <text:p text:style-name="P3" loext:marker-style-name="T6"><text:span text:style-name="T6">R: É </text:span><text:span text:style-name="T7">uma propriedade de projeto proposta por Frederick Brooks. Um sistema não pode ser um amontoado de funciondalidades, ele deve ter coesão. Integridade conceitual é importante pois facilida o uso e entendimento de um sistema por parte de seus usuários. </text:span><text:span text:style-name="T8">Um contra-exemplo de integridade conceitual pode ser um sistema que exiba informações em formato de tabela, mas em algumas tabelas é possível ordenar as informações clicando no título, outras não está disponível, algumas tabelas monstram informações em negrito ou na moeda real, e outras mostram em dólares. Essa falta de padrão é a ausência de integridade conceitual. O principio também se aplica ao design e código de um sistema. Por exemplo parte do sistema está utilizando o padrão de nomes camel case, como em notaTotal e outra parte snake case, como em nota_total. Ou frameworks diferentes partes do sistema onde seria necessário apenas um deles. Toda essa ausência de padronização caracteriza a falta de integridade conceitual.</text:span></text:p>
      <text:p text:style-name="P3" loext:marker-style-name="T6"><text:span text:style-name="T8"/></text:p>
      <text:list text:continue-numbering="true" text:style-name="WWNum2">
        <text:list-item>
          <text:list>
            <text:list-item>
              <text:p text:style-name="P2">Cite e comente a(s) estratégia(s) para tornar sistemas de software mais flexíveis e fáceis de entender.</text:p>
            </text:list-item>
          </text:list>
        </text:list-item>
      </text:list>
      <text:p text:style-name="P3" loext:marker-style-name="T6"><text:span text:style-name="T6">R: </text:span><text:span text:style-name="T9">O ocultadmento de informação pode treazer beneficios como, desenvolvimento em paralelo, flexibilidade a mudanças e facilidade no entendimento. No entanto para que issso ocorrra, as classes devem esconder decisões de projeto que são sujeitas a mudanças. Para isso os atributos e métodos que uma classe pretende encapsular são declarados com o modificador de </text:span><text:soft-page-break/><text:span text:style-name="T9">visibilidade privado. Mas alguns dos métodos devem ser públicos pois senão a classe não seria útli, para isso utilizamos a interface. Interfaces devem ser estáveis, pois mudanças na interface de uma classe podem demandar atualizações nas classes que as implementa, </text:span></text:p>
      <text:list text:continue-numbering="true" text:style-name="WWNum2">
        <text:list-item>
          <text:list>
            <text:list-item>
              <text:p text:style-name="P2">Comente a relação entre Coesão e Separação de Interesses.</text:p>
            </text:list-item>
          </text:list>
        </text:list-item>
      </text:list>
      <text:p text:style-name="P3" loext:marker-style-name="T6"><text:span text:style-name="T6">R: </text:span><text:span text:style-name="T9">Coesão nos dá as seguintes vantagens, facilita a implementação de uma classe, bem como o seu entendimento e manutenção, facilita a alocação de um único responsável por manter uma classe, facilita o reúso e teste de uma classe, pois é mais simples de reusar e testar uma classe coesa do que uma classe com várias responsabilidades. Já a separação de interesses defende que uma classe deve implementar apenas um interesse(concern), o termo interesse se refere a qualquer funcionalidade, requisito ou responsabilidade da classe. </text:span><text:span text:style-name="T10">Com isso podemos ver que essas duas propriedades possuem uma relação, pois suas recomendações são equivalentes. (1) uma classe deve ter uma única responsabilidade; (2) uma classe deve implementar um único interesse; (3) uma classe deve ser coesa.</text:span></text:p>
      <text:list text:continue-numbering="true" text:style-name="WWNum2">
        <text:list-item>
          <text:list>
            <text:list-item>
              <text:p text:style-name="P2">Conceitue Acoplamento no contexto do código fonte de um software.</text:p>
            </text:list-item>
          </text:list>
        </text:list-item>
      </text:list>
      <text:p text:style-name="P3" loext:marker-style-name="T6"><text:span text:style-name="T6">R: </text:span><text:span text:style-name="T10">Acoplamento é uma forte conexão entre duas classes. Há dois tipos de acoplamento, o aceitável, quanto por exemplo a classe A utiliza apenas métodos públicos da classe B; A interface provida por B é estável do ponto de vista sintático e semântico. Por outro lado temos o acoplamento ruim, onde por exemplo quando a classe A realiza um acesso direto a um arquivo ou banco de dados da classe B; Quanto a classe A e B compartilham uma variável ou estrutura de dados global. Por exempo, a classe B altera o valor de uma variável global que a classe A usa; Quando a interface da classe B não é estavel. Os métodos de B são renomeados com frequência. Ou seja, o acomplamento pode ser muito útil, mas o acomplamento ruim deve ser evitado, para isso deve haver uma interface estável mediadora. </text:span></text:p>
      <text:list text:continue-numbering="true" text:style-name="WWNum2">
        <text:list-item>
          <text:list>
            <text:list-item>
              <text:p text:style-name="P4">Considere a tabela dada no início da seção 5.6 relacionando os <text:span text:style-name="T11">Princípios SOLID</text:span> com as <text:span text:style-name="T11">Propriedades de Projeto.</text:span> Estude o conteúdo que vem em sequência. Reproduza a tabela aqui, adicionando uma breve explicação (síntese) de cada relacionamento<text:bookmark text:name="_GoBack"/>. (máximo de 5 linhas por item)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Responsibilidade única</text:p>
          </table:table-cell>
          <table:table-cell table:style-name="Table1.A1" office:value-type="string">
            <text:p text:style-name="P7">Coesão</text:p>
          </table:table-cell>
          <table:table-cell table:style-name="Table1.C1" office:value-type="string">
            <text:p text:style-name="P7">O princípío de responsabilidade única garante que uma classe tenha uma única razão para mudar, aumentando a coesão, pois todas as funções da classe estão relacionadas a uma única tarefa.</text:p>
          </table:table-cell>
        </table:table-row>
        <table:table-row>
          <table:table-cell table:style-name="Table1.A2" office:value-type="string">
            <text:p text:style-name="P7">Segregação de Interfaces</text:p>
          </table:table-cell>
          <table:table-cell table:style-name="Table1.A2" office:value-type="string">
            <text:p text:style-name="P7">Coesão</text:p>
          </table:table-cell>
          <table:table-cell table:style-name="Table1.C2" office:value-type="string">
            <text:p text:style-name="P7">A segregação de interfaces evita a implementação de métodos desnecessários, o que melhora a coesão ao manter interfaces específicas e alinhadas ao que realmente precisa ser usado.</text:p>
          </table:table-cell>
        </table:table-row>
        <text:soft-page-break/>
        <table:table-row table:style-name="Table1.3">
          <table:table-cell table:style-name="Table1.A2" office:value-type="string">
            <text:p text:style-name="P7">Inversão de Dependências</text:p>
          </table:table-cell>
          <table:table-cell table:style-name="Table1.A2" office:value-type="string">
            <text:p text:style-name="P7">Acoplamento</text:p>
          </table:table-cell>
          <table:table-cell table:style-name="Table1.C2" office:value-type="string">
            <text:p text:style-name="P7">Inversão de dependências diminui o acomplamento, promove <text:s/>a utilização de abstrações em vez de dependências diretas, tornando o sistema mais flexível a mudanças.</text:p>
          </table:table-cell>
        </table:table-row>
        <table:table-row>
          <table:table-cell table:style-name="Table1.A2" office:value-type="string">
            <text:p text:style-name="P7">Prefira Composição a Herança</text:p>
          </table:table-cell>
          <table:table-cell table:style-name="Table1.A2" office:value-type="string">
            <text:p text:style-name="P7">Acoplamento</text:p>
          </table:table-cell>
          <table:table-cell table:style-name="Table1.C2" office:value-type="string">
            <text:p text:style-name="P7">Composição, ao invés de herança, reduz o acomplamento entre classes, pois as dependências são passadas como componentes, facilitando a modificação e substituição de partes do sistema.</text:p>
          </table:table-cell>
        </table:table-row>
        <table:table-row>
          <table:table-cell table:style-name="Table1.A2" office:value-type="string">
            <text:p text:style-name="P7">Demeter</text:p>
          </table:table-cell>
          <table:table-cell table:style-name="Table1.A2" office:value-type="string">
            <text:p text:style-name="P7">Ocultamento de Informação</text:p>
          </table:table-cell>
          <table:table-cell table:style-name="Table1.C2" office:value-type="string">
            <text:p text:style-name="P7">A lei de Demeter promove o ocultamento de informações ao limitar o acesso a objetos distantes, garantindo que as classes conheçam apenas seus colaboradores diretos.</text:p>
          </table:table-cell>
        </table:table-row>
        <table:table-row>
          <table:table-cell table:style-name="Table1.A2" office:value-type="string">
            <text:p text:style-name="P7">Aberto/Fechado</text:p>
          </table:table-cell>
          <table:table-cell table:style-name="Table1.A2" office:value-type="string">
            <text:p text:style-name="P7">Extensibilidade</text:p>
          </table:table-cell>
          <table:table-cell table:style-name="Table1.C2" office:value-type="string">
            <text:p text:style-name="P7">O princípio Aberto/Fechado incentiva a criação de sitemas que são abertos para extensão, mas fechados para modificação, facilitando a adição de novas funcionalidades sem alterar o código existente.</text:p>
          </table:table-cell>
        </table:table-row>
        <table:table-row>
          <table:table-cell table:style-name="Table1.A2" office:value-type="string">
            <text:p text:style-name="P7">Substituição de Liskov</text:p>
          </table:table-cell>
          <table:table-cell table:style-name="Table1.A2" office:value-type="string">
            <text:p text:style-name="P7">Extensibilidade</text:p>
          </table:table-cell>
          <table:table-cell table:style-name="Table1.C2" office:value-type="string">
            <text:p text:style-name="P7">A substituição de Liskov garante que subclasses possam substituir suas classes base sem quebrar o comportamento do sistema, favorecendo a extensibilidade de forma segura.</text:p>
          </table:table-cell>
        </table:table-row>
      </table:table>
      <text:list text:continue-numbering="true" text:style-name="WWNum2">
        <text:list-item>
          <text:list>
            <text:list-header>
              <text:p text:style-name="P4"/>
            </text:list-header>
          </text:list>
        </text:list-item>
      </text:list>
      <text:p text:style-name="P3"/>
      <text:p text:style-name="P3">Dica: Enriqueça seu aprendizado com os exercícios de fixação que estão ao final do capítulo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apple-system" svg:font-family="apple-system, BlinkMacSystemFont, 'Segoe UI', Roboto, Ubuntu, 'Helvetica Neue'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0pt" fo:language="pt" fo:country="BR" style:font-size-asian="10pt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nta da Microsoft</meta:initial-creator>
    <meta:editing-cycles>3</meta:editing-cycles>
    <meta:creation-date>2024-03-08T16:47:00</meta:creation-date>
    <dc:date>2024-10-05T16:35:53.111386174</dc:date>
    <meta:editing-duration>PT4M5S</meta:editing-duration>
    <meta:generator>LibreOffice/24.2.5.2$Linux_X86_64 LibreOffice_project/420$Build-2</meta:generator>
    <meta:document-statistic meta:table-count="1" meta:image-count="0" meta:object-count="0" meta:page-count="3" meta:paragraph-count="38" meta:word-count="971" meta:character-count="6209" meta:non-whitespace-character-count="5280"/>
    <meta:user-defined meta:name="AppVersion">16.0000</meta:user-defined>
    <meta:template xlink:type="simple" xlink:actuate="onRequest" xlink:title="Normal.dotm" xlink:href=""/>
  </office:meta>
</office:document-meta>
</file>